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Gargi-1.2b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Gargi-1.2b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Gargi-1.2b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Gargi-1.2b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Gargi-1.2b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1T21:42:58</meta:creation-date>
    <meta:document-statistic meta:object-count="25"/>
    <meta:generator>LibreOffice/4.0.3.3$Linux_X86_64 LibreOffice_project/400m0$Build-3</meta:generator>
  </office:meta>
</office:document-meta>
</file>